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55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47.11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обязательное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необязательное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аудио и 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2" office:value-type="string" calcext:value-type="string">
            <text:p>лекарства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1" office:value-type="string" calcext:value-type="string">
            <text:p>medicin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9"/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url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8" office:value-type="string" calcext:value-type="string">
            <text:p>pric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8" office:value-type="string" calcext:value-type="string">
            <text:p>currency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6" table:style-name="ce8" office:value-type="string" calcext:value-type="string">
            <text:p>categoryId</text:p>
          </table:table-cell>
          <table:table-cell/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8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pictu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11" office:value-type="string" calcext:value-type="string">
            <text:p>description </text:p>
          </table:table-cell>
          <table:table-cell table:style-name="ce7" office:value-type="string" calcext:value-type="string">
            <text:p>description 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number-columns-repeated="3" table:style-name="ce7" office:value-type="string" calcext:value-type="string">
            <text:p>age</text:p>
          </table:table-cell>
          <table:table-cell table:style-name="ce11" office:value-type="string" calcext:value-type="string">
            <text:p>ag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store</text:p>
          </table:table-cell>
          <table:table-cell table:style-name="ce11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pickup</text:p>
          </table:table-cell>
          <table:table-cell table:style-name="ce11" office:value-type="string" calcext:value-type="string">
            <text:p>pickup</text:p>
          </table:table-cell>
          <table:table-cell table:style-name="ce8" office:value-type="string" calcext:value-type="string">
            <text:p>picku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6" table:style-name="ce7" office:value-type="string" calcext:value-type="string">
            <text:p>delivery</text:p>
          </table:table-cell>
          <table:table-cell table:style-name="ce11" office:value-type="string" calcext:value-type="string">
            <text:p>delivery</text:p>
          </table:table-cell>
          <table:table-cell table:style-name="ce8" office:value-type="string" calcext:value-type="string">
            <text:p>delive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/>
          <table:table-cell table:number-columns-repeated="3" table:style-name="ce8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5"/>
          <table:table-cell table:style-name="ce7" office:value-type="string" calcext:value-type="string">
            <text:p>vendor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4"/>
          <table:table-cell/>
          <table:table-cell table:style-name="ce7" office:value-type="string" calcext:value-type="string">
            <text:p>vendo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sales_no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7" table:style-name="ce7" office:value-type="string" calcext:value-type="string">
            <text:p>manufacturer_warranty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1" table:number-columns-repeated="2"/>
          <table:table-cell table:number-columns-repeated="8" table:style-name="ce7" office:value-type="string" calcext:value-type="string">
            <text:p>country_of_origin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7" table:style-name="ce7" office:value-type="string" calcext:value-type="string">
            <text:p>adul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ba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cpa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7" office:value-type="string" calcext:value-type="string">
            <text:p>param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6" table:style-name="ce7" office:value-type="string" calcext:value-type="string">
            <text:p>downloadabl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5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number-columns-repeated="7" table:style-name="ce7" office:value-type="string" calcext:value-type="string">
            <text:p>expi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number-columns-repeated="7" table:style-name="ce7" office:value-type="string" calcext:value-type="string">
            <text:p>weight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number-columns-repeated="7" table:style-name="ce7" office:value-type="string" calcext:value-type="string">
            <text:p>dimensions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8" office:value-type="string" calcext:value-type="string">
            <text:p>publisher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3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3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4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storag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number-columns-repeated="2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world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/>
          <table:table-cell table:style-name="ce8" office:value-type="string" calcext:value-type="string">
            <text:p>days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dataTour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hotel_stars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plac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dat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number-columns-repeated="8" table:style-name="ce5" office:value-type="string" calcext:value-type="string">
            <text:p>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8" table:style-name="ce10" office:value-type="string" calcext:value-type="string">
            <text:p>c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8" table:style-name="ce7" office:value-type="string" calcext:value-type="string">
            <text:p>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fee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availabl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oldprice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vat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number-columns-repeated="7" table:style-name="ce7" office:value-type="string" calcext:value-type="string">
            <text:p>delivery-options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number-columns-repeated="7" table:style-name="ce7" office:value-type="string" calcext:value-type="string">
            <text:p>min-quantity</text:p>
          </table:table-cell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step-quantity</text:p>
          </table:table-cell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2" table:style-name="ce7" office:value-type="string" calcext:value-type="string">
            <text:p>group_id</text:p>
          </table:table-cell>
          <table:table-cell table:style-name="ce2" table:number-columns-repeated="4"/>
          <table:table-cell table:style-name="ce3"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number-columns-repeated="7" table:style-name="ce8" office:value-type="string" calcext:value-type="string">
            <text:p>type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6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5" table:number-rows-repeated="1048455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Лист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09:08:04.40337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6T10:30:08.694025785</dc:date>
    <meta:editing-duration>PT15H26M20S</meta:editing-duration>
    <meta:editing-cycles>44</meta:editing-cycles>
    <meta:generator>LibreOffice/5.1.6.2$Linux_X86_64 LibreOffice_project/10m0$Build-2</meta:generator>
    <meta:document-statistic meta:table-count="2" meta:cell-count="350" meta:object-count="0"/>
  </office:meta>
</office:document-meta>
</file>